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1" style:master-page-name="Standard">
      <style:paragraph-properties style:page-number="1"/>
    </style:style>
    <style:style style:name="P2" style:family="paragraph" style:parent-style-name="Standard" style:list-style-name="WWNum1">
      <style:paragraph-properties fo:margin-left="0.5in" fo:margin-right="0in" fo:text-indent="-0.25in" style:auto-text-indent="false"/>
    </style:style>
    <style:style style:name="T1" style:family="text">
      <style:text-properties fo:color="#1155cc" style:text-underline-style="solid" style:text-underline-width="auto" style:text-underline-color="font-color"/>
    </style:style>
    <style:style style:name="T2" style:family="text">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_zcnpm9kfcbfz"/>Location</text:p>
      <text:p text:style-name="Standard">On loading the web on the top right corner of the screen, under the topnav there should be your latitude, longitude and nearest city.</text:p>
      <text:p text:style-name="Heading_20_1"><text:bookmark text:name="_m1lifehc8ful"/>Register and Login</text:p>
      <text:p text:style-name="Standard">On loading the web click on the register button. It should bring the user to the <text:a xlink:type="simple" xlink:href="http://btx.aula-ee.com:8180/sgomez/www/register.html" text:style-name="ListLabel_20_10" text:visited-style-name="ListLabel_20_10"><text:span text:style-name="T1">register page</text:span></text:a>. Fill the register form and click the register button to register. Go to the <text:a xlink:type="simple" xlink:href="http://btx.aula-ee.com:8180/sgomez/www/login.html" text:style-name="ListLabel_20_10" text:visited-style-name="ListLabel_20_10"><text:span text:style-name="T1">login page</text:span></text:a> and fill the login form. When clicking the login button it should show the <text:a xlink:type="simple" xlink:href="http://btx.aula-ee.com:8180/sgomez/www/index.html" text:style-name="ListLabel_20_10" text:visited-style-name="ListLabel_20_10"><text:span text:style-name="T1">main page</text:span></text:a>.</text:p>
      <text:p text:style-name="Heading_20_1"><text:bookmark text:name="_59zq2v9jnn52"/>Forecast</text:p>
      <text:p text:style-name="Standard">On loading the main page there should be three graphs, one with the temperature forecast, another with the rain probability and another with the seeing forecast.</text:p>
      <text:p text:style-name="Standard">On the right side there should be the current:</text:p>
      <text:list xml:id="list2693439781" text:style-name="WWNum1">
        <text:list-item>
          <text:p text:style-name="P2">Temperature</text:p>
        </text:list-item>
        <text:list-item>
          <text:p text:style-name="P2">humidity</text:p>
        </text:list-item>
        <text:list-item>
          <text:p text:style-name="P2">opacity</text:p>
        </text:list-item>
        <text:list-item>
          <text:p text:style-name="P2">seeing</text:p>
        </text:list-item>
        <text:list-item>
          <text:p text:style-name="P2">quality</text:p>
        </text:list-item>
        <text:list-item>
          <text:p text:style-name="P2">Summary</text:p>
        </text:list-item>
      </text:list>
      <text:p text:style-name="Heading_20_1"><text:bookmark text:name="_v5hwr6beai1"/>Contact</text:p>
      <text:p text:style-name="Standard">Go to the contact page fill the form. Then click on the send button. When an admin account logs in and goes to the contact page it should be show the last message instead of the contact form.</text:p>
      <text:p text:style-name="Heading_20_1"><text:bookmark text:name="_dyf6qqi4028s"/>History</text:p>
      <text:p text:style-name="Standard">The when clicking on the history button the according page is loaded and sows the top most accessed cit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ca"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ca"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7" meta:word-count="185" meta:character-count="1006" meta:non-whitespace-character-count="844"/>
    <meta:generator>LibreOffice/6.0.7.3$Linux_X86_64 LibreOffice_project/00m0$Build-3</meta:generator>
  </office:meta>
</office:document-meta>
</file>